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90a6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 loext:padding="0in" loext:border="none"/>
    </style:style>
    <style:style style:name="P3" style:family="paragraph" style:parent-style-name="Standard">
      <style:paragraph-properties fo:margin-top="0in" fo:margin-bottom="0in" loext:contextual-spacing="false" fo:orphans="2" fo:widows="2"/>
    </style:style>
    <style:style style:name="P4" style:family="paragraph" style:parent-style-name="Standard" style:list-style-name="L4">
      <style:paragraph-properties fo:margin-top="0in" fo:margin-bottom="0in" loext:contextual-spacing="false" fo:orphans="2" fo:widows="2"/>
    </style:style>
    <style:style style:name="P5" style:family="paragraph" style:parent-style-name="Standard" style:list-style-name="L6">
      <style:paragraph-properties fo:margin-top="0in" fo:margin-bottom="0in" loext:contextual-spacing="false" fo:orphans="2" fo:widows="2"/>
    </style:style>
    <style:style style:name="P6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d90a6"/>
    </style:style>
    <style:style style:name="T3" style:family="text">
      <style:text-properties style:font-style-asian="normal" style:font-weight-asian="normal"/>
    </style:style>
    <style:style style:name="T4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5" style:family="text">
      <style:text-properties fo:font-variant="normal" fo:text-transform="none" fo:letter-spacing="normal" officeooo:rsid="000d90a6" style:font-style-asian="normal" style:font-weight-asian="normal" loext:padding="0in" loext:border="none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 loext:padding="0in" loext:border="none"/>
    </style:style>
    <style:style style:name="T7" style:family="text">
      <style:text-properties fo:font-variant="normal" fo:text-transform="none" fo:letter-spacing="normal" fo:font-style="normal" fo:font-weight="normal" officeooo:rsid="000d90a6" style:font-style-asian="normal" style:font-weight-asian="normal" loext:padding="0in" loext:border="none"/>
    </style:style>
    <style:style style:name="T8" style:family="text">
      <style:text-properties fo:font-variant="normal" fo:text-transform="none" fo:letter-spacing="normal" fo:font-style="normal" fo:font-weight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. 三元闭包原理：在社会网络中如果两个人互不认识的人有一个共同的朋友，那么这两个人将来可能因为某些因素（如机会、信任、动机等）成为朋友的可能性会大大提高。 在社会网络中，有相同朋友的人，更有可能成为朋友。于是 </text:span><text:span text:style-name="T5">微薄，书脸（facebook）</text:span><text:span text:style-name="T8"> </text:span><text:span text:style-name="T4">等软件会根据共同好友数量来推荐好友，于是，一个个三元闭包会从最初的几个三元闭包中传递出去，最终形成复杂的社会网络。</text:span></text:p>
      <text:p text:style-name="P1"><text:span text:style-name="T6"/></text:p>
      <text:p text:style-name="P1"><text:span text:style-name="T7">3. </text:span><text:span text:style-name="T6">A</text:span><text:span text:style-name="T4">、</text:span><text:span text:style-name="T8">B</text:span><text:span text:style-name="T4">、</text:span><text:span text:style-name="T8">D</text:span><text:span text:style-name="T4">满足强三元闭包性质，</text:span><text:span text:style-name="T8">C</text:span><text:span text:style-name="T4">、</text:span><text:span text:style-name="T8">E</text:span><text:span text:style-name="T4">不满足强三元闭包性质。理由是：</text:span><text:span text:style-name="T8">C-B</text:span><text:span text:style-name="T4">，</text:span><text:span text:style-name="T8">C-E</text:span><text:span text:style-name="T4">之间是强关系，但</text:span><text:span text:style-name="T8">B</text:span><text:span text:style-name="T4">，</text:span><text:span text:style-name="T8">E</text:span><text:span text:style-name="T4">间却无边连接，故</text:span><text:span text:style-name="T8">C</text:span><text:span text:style-name="T4">不满足强三元闭包性质；</text:span><text:span text:style-name="T8">E-D</text:span><text:span text:style-name="T4">，</text:span><text:span text:style-name="T8">E-C</text:span><text:span text:style-name="T4">之间是强关系，但</text:span><text:span text:style-name="T8">C</text:span><text:span text:style-name="T4">，</text:span><text:span text:style-name="T8">D</text:span><text:span text:style-name="T4">间却无边连接，故</text:span><text:span text:style-name="T8">E</text:span><text:span text:style-name="T4">不满足强三元闭包性质。</text:span></text:p>
      <text:p text:style-name="P1"><text:span text:style-name="T4"/></text:p>
      <text:p text:style-name="P2"><text:span text:style-name="T2">5. </text:span><text:span text:style-name="T1">A</text:span><text:span text:style-name="T3">，</text:span><text:span text:style-name="T1">B</text:span><text:span text:style-name="T3">，</text:span><text:span text:style-name="T1">D</text:span><text:span text:style-name="T3">，</text:span><text:span text:style-name="T1">E</text:span><text:span text:style-name="T3">都满足强三元闭包性质；</text:span><text:span text:style-name="T1">C</text:span><text:span text:style-name="T3">不满足，因为它和邻居</text:span><text:span text:style-name="T1">A</text:span><text:span text:style-name="T3">和</text:span><text:span text:style-name="T1">E</text:span><text:span text:style-name="T3">都是强关系，但</text:span><text:span text:style-name="T1">A</text:span><text:span text:style-name="T3">和</text:span><text:span text:style-name="T1">E</text:span><text:span text:style-name="T3">之间没有任何关系，</text:span><text:span text:style-name="T1">B</text:span><text:span text:style-name="T3">和</text:span><text:span text:style-name="T1">E</text:span><text:span text:style-name="T3">也是</text:span><text:span text:style-name="T1">C</text:span><text:span text:style-name="T3">的两个强关系邻居，但它们之间也没有任何关系。</text:span></text:p>
      <text:p text:style-name="P2"><text:span text:style-name="T3"/></text:p>
      <text:p text:style-name="P2"><text:span text:style-name="T3"/></text:p>
      <text:p text:style-name="Standard"><text:line-break/></text:p>
      <text:list xml:id="list2242877485356708781" text:style-name="L6">
        <text:list-header>
          <text:p text:style-name="P5"><text:span text:style-name="T4"/></text:p>
        </text:list-header>
      </text:list>
      <text:list xml:id="list4625826655257377672" text:style-name="L4">
        <text:list-header>
          <text:p text:style-name="P4"><text:span text:style-name="T4"/></text:p>
        </text:list-header>
      </text:list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社会计算作业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0:58:27.406679687</meta:creation-date>
    <dc:date>2018-04-27T01:09:38.993364092</dc:date>
    <meta:editing-duration>PT20S</meta:editing-duration>
    <meta:editing-cycles>1</meta:editing-cycles>
    <meta:document-statistic meta:table-count="0" meta:image-count="0" meta:object-count="0" meta:page-count="1" meta:paragraph-count="5" meta:word-count="355" meta:character-count="380" meta:non-whitespace-character-count="373"/>
    <meta:generator>LibreOffice/5.1.6.2$Linux_X86_64 LibreOffice_project/10m0$Build-2</meta:generator>
  </office:meta>
</office:document-meta>
</file>